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4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9.001cm" style:rel-column-width="10772*"/>
    </style:style>
    <style:style style:name="Table4.1" style:family="table-row">
      <style:table-row-properties style:min-row-height="0.797cm"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8.997cm" fo:margin-left="0.009cm" table:align="left"/>
    </style:style>
    <style:style style:name="Table1.A" style:family="table-column">
      <style:table-column-properties style:column-width="11.299cm"/>
    </style:style>
    <style:style style:name="Table1.B" style:family="table-column">
      <style:table-column-properties style:column-width="7.698cm"/>
    </style:style>
    <style:style style:name="Table1.1" style:family="table-row">
      <style:table-row-properties style:min-row-height="0.605cm"/>
    </style:style>
    <style:style style:name="Table1.A1" style:family="table-cell">
      <style:table-cell-properties style:vertical-align="middle" style:writing-mode="pag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0.797cm" style:rel-column-width="452*"/>
    </style:style>
    <style:style style:name="Table5.B" style:family="table-column">
      <style:table-column-properties style:column-width="3.508cm" style:rel-column-width="1989*"/>
    </style:style>
    <style:style style:name="Table5.C" style:family="table-column">
      <style:table-column-properties style:column-width="7.488cm" style:rel-column-width="4245*"/>
    </style:style>
    <style:style style:name="Table5.D" style:family="table-column">
      <style:table-column-properties style:column-width="1.603cm" style:rel-column-width="909*"/>
    </style:style>
    <style:style style:name="Table5.E" style:family="table-column">
      <style:table-column-properties style:column-width="2.902cm" style:rel-column-width="1645*"/>
    </style:style>
    <style:style style:name="Table5.F" style:family="table-column">
      <style:table-column-properties style:column-width="2.702cm" style:rel-column-width="1532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693cm"/>
    </style:style>
    <style:style style:name="Table3" style:family="table">
      <style:table-properties style:width="19.001cm" fo:margin-left="0.004cm" table:align="left"/>
    </style:style>
    <style:style style:name="Table3.A" style:family="table-column">
      <style:table-column-properties style:column-width="4.505cm"/>
    </style:style>
    <style:style style:name="Table3.B" style:family="table-column">
      <style:table-column-properties style:column-width="14.496cm"/>
    </style:style>
    <style:style style:name="Table3.1" style:family="table-row">
      <style:table-row-properties style:min-row-height="0.598cm"/>
    </style:style>
    <style:style style:name="Table3.A1" style:family="table-cell">
      <style:table-cell-properties style:writing-mode="pag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.995cm" style:rel-column-width="1131*"/>
    </style:style>
    <style:style style:name="Table2.B" style:family="table-column">
      <style:table-column-properties style:column-width="17.006cm" style:rel-column-width="9641*"/>
    </style:style>
    <style:style style:name="Table2.1" style:family="table-row">
      <style:table-row-properties style:row-height="0.6cm"/>
    </style:style>
    <style:style style:name="Table2.A1" style:family="table-cell">
      <style:table-cell-properties style:vertical-align="middle" style:writing-mode="page"/>
    </style:style>
    <style:style style:name="Table2.2" style:family="table-row">
      <style:table-row-properties style:min-row-height="0.4cm"/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105cm" style:rel-column-width="2894*"/>
    </style:style>
    <style:style style:name="Table6.B" style:family="table-column">
      <style:table-column-properties style:column-width="4.607cm" style:rel-column-width="2612*"/>
    </style:style>
    <style:style style:name="Table6.C" style:family="table-column">
      <style:table-column-properties style:column-width="4.283cm" style:rel-column-width="2428*"/>
    </style:style>
    <style:style style:name="Table6.D" style:family="table-column">
      <style:table-column-properties style:column-width="5.006cm" style:rel-column-width="2838*"/>
    </style:style>
    <style:style style:name="Table6.1" style:family="table-row">
      <style:table-row-properties style:min-row-height="0.404cm"/>
    </style:style>
    <style:style style:name="Table6.A1" style:family="table-cell">
      <style:table-cell-properties style:writing-mode="page"/>
    </style:style>
    <style:style style:name="P1" style:family="paragraph" style:parent-style-name="Standard">
      <style:paragraph-properties fo:line-height="80%" fo:text-align="center" style:justify-single-word="false"/>
      <style:text-properties style:font-name="华文宋体" fo:font-size="16pt" officeooo:rsid="00d1531a" officeooo:paragraph-rsid="0103a9d2" style:font-name-asian="华文宋体" style:font-size-asian="16pt" style:font-size-complex="16pt"/>
    </style:style>
    <style:style style:name="P2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3" style:family="paragraph" style:parent-style-name="Table_20_Contents">
      <style:paragraph-properties fo:line-height="100%"/>
    </style:style>
    <style:style style:name="P4" style:family="paragraph" style:parent-style-name="Table_20_Contents">
      <style:paragraph-properties fo:text-align="center" style:justify-single-word="false"/>
      <style:text-properties style:font-name="微軟正黑體" fo:font-size="9pt" style:font-name-asian="微軟正黑體" style:font-size-asian="9pt" style:font-size-complex="9pt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9pt" officeooo:rsid="00e61264" officeooo:paragraph-rsid="00595e9f" style:font-name-asian="微軟正黑體" style:font-size-asian="9pt" style:font-size-complex="9pt"/>
    </style:style>
    <style:style style:name="P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9pt" officeooo:rsid="00e61264" officeooo:paragraph-rsid="00e61264" style:font-name-asian="微軟正黑體" style:font-size-asian="9pt" style:font-size-complex="9pt"/>
    </style:style>
    <style:style style:name="P7" style:family="paragraph" style:parent-style-name="Table_20_Contents">
      <style:paragraph-properties fo:margin-top="0.101cm" fo:margin-bottom="0.101cm" style:contextual-spacing="false" fo:line-height="100%"/>
      <style:text-properties style:font-name="微軟正黑體" fo:font-size="9pt" officeooo:rsid="00e61264" officeooo:paragraph-rsid="00e61264" style:font-name-asian="微軟正黑體" style:font-size-asian="9pt" style:font-size-complex="9pt"/>
    </style:style>
    <style:style style:name="P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9pt" officeooo:rsid="00e61264" officeooo:paragraph-rsid="00eefbdd" style:font-name-asian="微軟正黑體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9pt" officeooo:rsid="0061772c" style:font-name-asian="微軟正黑體" style:font-size-asian="9pt" style:font-size-complex="9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微軟正黑體" fo:font-size="9pt" officeooo:rsid="0063937a" officeooo:paragraph-rsid="00eefbdd" style:font-name-asian="微軟正黑體" style:font-size-asian="9pt" style:font-size-complex="9pt"/>
    </style:style>
    <style:style style:name="P1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justify" style:justify-single-word="false"/>
      <style:text-properties style:font-name="微軟正黑體" fo:font-size="9pt" officeooo:rsid="00e76b90" officeooo:paragraph-rsid="00e76b90" style:font-name-asian="微軟正黑體" style:font-size-asian="9pt" style:font-size-complex="9pt"/>
    </style:style>
    <style:style style:name="P1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微軟正黑體" fo:font-size="9pt" officeooo:rsid="00c07489" officeooo:paragraph-rsid="00c07489" style:font-name-asian="微軟正黑體" style:font-size-asian="9pt" style:font-size-complex="9pt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微軟正黑體" fo:font-size="9pt" officeooo:rsid="00c1908e" officeooo:paragraph-rsid="00c1908e" style:font-name-asian="微軟正黑體" style:font-size-asian="9pt" style:font-size-complex="9pt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微軟正黑體" fo:font-size="9pt" officeooo:rsid="00e9159b" officeooo:paragraph-rsid="00e9159b" style:font-name-asian="微軟正黑體" style:font-size-asian="9pt" style:font-size-complex="9pt"/>
    </style:style>
    <style:style style:name="P1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justify" style:justify-single-word="false"/>
      <style:text-properties style:font-name="微軟正黑體" fo:font-size="9pt" style:font-name-asian="微軟正黑體" style:font-size-asian="9pt" style:font-size-complex="9pt"/>
    </style:style>
    <style:style style:name="P1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2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微軟正黑體" fo:font-size="9pt" fo:font-weight="normal" officeooo:paragraph-rsid="007948eb" style:font-name-asian="微軟正黑體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微軟正黑體" fo:font-size="9pt" fo:font-weight="normal" officeooo:paragraph-rsid="007948eb" style:font-name-asian="微軟正黑體" style:font-size-asian="9pt" style:font-weight-asian="normal" style:font-size-complex="9pt" style:font-weight-complex="normal"/>
    </style:style>
    <style:style style:name="P2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justify" style:justify-single-word="false"/>
      <style:text-properties style:font-name="微軟正黑體" fo:font-size="9pt" officeooo:rsid="00e76b90" officeooo:paragraph-rsid="00e76b90" style:letter-kerning="false" style:font-name-asian="微軟正黑體" style:font-size-asian="9pt" style:font-size-complex="9pt"/>
    </style:style>
    <style:style style:name="P2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微軟正黑體" fo:font-size="9pt" style:letter-kerning="false" style:font-name-asian="微軟正黑體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微軟正黑體" fo:font-size="10pt" officeooo:paragraph-rsid="0103c668" style:font-name-asian="微軟正黑體" style:font-size-asian="10pt" style:font-size-complex="10pt"/>
    </style:style>
    <style:style style:name="P2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rsid="00e9159b" officeooo:paragraph-rsid="0103c668" style:font-name-asian="微軟正黑體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微軟正黑體" fo:font-size="10pt" officeooo:paragraph-rsid="0103c668" style:font-name-asian="微軟正黑體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微軟正黑體" fo:font-size="10.25pt" officeooo:paragraph-rsid="0103c668" style:font-name-asian="微軟正黑體" style:font-size-asian="9pt" style:font-size-complex="10.25pt"/>
    </style:style>
    <style:style style:name="P28" style:family="paragraph" style:parent-style-name="Table_20_Contents">
      <style:paragraph-properties fo:text-align="start" style:justify-single-word="false"/>
      <style:text-properties style:font-name="微軟正黑體" fo:font-size="10.25pt" officeooo:paragraph-rsid="0103c668" style:font-name-asian="微軟正黑體" style:font-size-asian="9pt" style:font-size-complex="10.25pt"/>
    </style:style>
    <style:style style:name="P29" style:family="paragraph" style:parent-style-name="Footer">
      <style:paragraph-properties fo:text-align="center" style:justify-single-word="false"/>
      <style:text-properties style:font-name="微軟正黑體" fo:font-size="6.84999990463257pt" officeooo:paragraph-rsid="0103c668" style:font-name-asian="微軟正黑體" style:font-size-asian="6pt" style:font-size-complex="6.84999990463257pt"/>
    </style:style>
    <style:style style:name="P30" style:family="paragraph" style:parent-style-name="Footer">
      <style:paragraph-properties fo:text-align="center" style:justify-single-word="false"/>
      <style:text-properties style:font-name="微軟正黑體" fo:font-size="6pt" officeooo:paragraph-rsid="0107c5dd" style:font-name-asian="微軟正黑體" style:font-size-asian="6pt" style:font-size-complex="6pt"/>
    </style:style>
    <style:style style:name="P31" style:family="paragraph" style:parent-style-name="Header">
      <style:paragraph-properties fo:margin-top="0.101cm" fo:margin-bottom="0.101cm" style:contextual-spacing="false" fo:line-height="0.049cm"/>
      <style:text-properties officeooo:paragraph-rsid="0107c5dd"/>
    </style:style>
    <style:style style:name="P32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107c5dd" style:font-name-asian="微軟正黑體" style:font-size-asian="18pt" style:font-name-complex="Microsoft JhengHei1" style:font-size-complex="18pt" style:text-scale="100%"/>
    </style:style>
    <style:style style:name="P33" style:family="paragraph" style:parent-style-name="Heading_20_1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107c5dd" style:font-name-asian="微軟正黑體" style:font-size-asian="18pt" style:font-name-complex="Microsoft JhengHei1" style:font-size-complex="18pt" style:text-scale="100%"/>
    </style:style>
    <style:style style:name="P34" style:family="paragraph" style:parent-style-name="Standard">
      <style:paragraph-properties fo:margin-top="0cm" fo:margin-bottom="0cm" style:contextual-spacing="false" fo:line-height="0.101cm"/>
      <style:text-properties officeooo:paragraph-rsid="0107c5dd"/>
    </style:style>
    <style:style style:name="P35" style:family="paragraph" style:parent-style-name="Standard">
      <style:paragraph-properties fo:margin-top="0.101cm" fo:margin-bottom="0.101cm" style:contextual-spacing="false" fo:line-height="80%" fo:text-align="center" style:justify-single-word="false"/>
      <style:text-properties style:font-name="华文宋体" fo:font-size="10.5pt" fo:font-weight="bold" officeooo:rsid="00d1531a" officeooo:paragraph-rsid="0103a9d2" style:font-name-asian="华文宋体" style:font-size-asian="10.5pt" style:font-weight-asian="bold" style:font-size-complex="10.5pt" style:font-weight-complex="bold"/>
    </style:style>
    <style:style style:name="P36" style:family="paragraph" style:parent-style-name="Standard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8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6pt" fo:letter-spacing="normal" fo:font-weight="normal" officeooo:rsid="00d1531a" officeooo:paragraph-rsid="0107c5dd" style:letter-kerning="false" style:font-name-asian="华文宋体" style:font-size-asian="16pt" style:font-weight-asian="normal" style:font-name-complex="Microsoft JhengHei1" style:font-size-complex="16pt" style:font-weight-complex="normal" style:text-scale="95%"/>
    </style:style>
    <style:style style:name="P37" style:family="paragraph" style:parent-style-name="Standard">
      <loext:graphic-properties draw:fill="none" draw:fill-gradient-name="gradient" draw:fill-hatch-name="hatch"/>
      <style:paragraph-properties fo:margin-left="0.741cm" fo:margin-right="0cm" fo:margin-top="0.101cm" fo:margin-bottom="0.101cm" style:contextual-spacing="false" fo:line-height="8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font-weight="normal" officeooo:rsid="00d1531a" officeooo:paragraph-rsid="0107c5dd" style:font-name-asian="华文宋体" style:font-size-asian="10pt" style:font-weight-asian="normal" style:font-name-complex="Microsoft JhengHei1" style:font-size-complex="10pt" style:font-weight-complex="normal" style:text-scale="95%"/>
    </style:style>
    <style:style style:name="P38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font-weight="normal" officeooo:rsid="00d1531a" officeooo:paragraph-rsid="0107c5dd" style:font-name-asian="华文宋体" style:font-size-asian="10pt" style:font-weight-asian="normal" style:font-name-complex="Microsoft JhengHei1" style:font-size-complex="10pt" style:font-weight-complex="normal" style:text-scale="95%"/>
    </style:style>
    <style:style style:name="P39" style:family="paragraph" style:parent-style-name="Standard">
      <style:paragraph-properties fo:line-height="115%" fo:text-align="center" style:justify-single-word="false"/>
      <style:text-properties style:font-name="微軟正黑體" fo:font-size="10pt" officeooo:rsid="001e3d71" officeooo:paragraph-rsid="0103c668" style:font-name-asian="微軟正黑體" style:font-size-asian="10pt" style:font-size-complex="10pt"/>
    </style:style>
    <style:style style:name="P40" style:family="paragraph" style:parent-style-name="Standard">
      <loext:graphic-properties draw:fill-gradient-name="Gradient_20_2" draw:fill-hatch-name="hatch"/>
      <style:paragraph-properties fo:margin-top="0cm" fo:margin-bottom="0cm" style:contextual-spacing="false"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41" style:family="paragraph" style:parent-style-name="Standard">
      <loext:graphic-properties draw:fill-gradient-name="Gradient_20_2" draw:fill-hatch-name="hatch"/>
      <style:paragraph-properties fo:margin-top="0cm" fo:margin-bottom="0cm" style:contextual-spacing="false" fo:line-height="115%"/>
      <style:text-properties style:font-name="微軟正黑體" fo:font-size="10pt" officeooo:rsid="00e50623" officeooo:paragraph-rsid="00e50623" style:font-name-asian="微軟正黑體" style:font-size-asian="10pt" style:font-size-complex="10pt"/>
    </style:style>
    <style:style style:name="P42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微軟正黑體" fo:font-size="10pt" officeooo:rsid="00e9159b" officeooo:paragraph-rsid="0103c668" style:font-name-asian="微軟正黑體" style:font-size-asian="10pt" style:font-size-complex="10pt"/>
    </style:style>
    <style:style style:name="P43" style:family="paragraph" style:parent-style-name="Standard">
      <style:paragraph-properties fo:line-height="115%" fo:text-align="center" style:justify-single-word="false"/>
      <style:text-properties style:font-name="微軟正黑體" fo:font-size="10pt" officeooo:rsid="00c3e54b" officeooo:paragraph-rsid="0103c668" style:font-name-asian="微軟正黑體" style:font-size-asian="10pt" style:font-size-complex="10pt"/>
    </style:style>
    <style:style style:name="P44" style:family="paragraph" style:parent-style-name="Standard">
      <style:paragraph-properties fo:line-height="0.049cm"/>
      <style:text-properties style:font-name="微軟正黑體" fo:font-size="14pt" officeooo:rsid="00cff28c" officeooo:paragraph-rsid="00b92025" fo:background-color="#e8a202" style:font-name-asian="微軟正黑體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46" style:family="paragraph" style:parent-style-name="Standard">
      <style:paragraph-properties fo:line-height="115%" fo:text-align="end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47" style:family="paragraph" style:parent-style-name="Standard">
      <style:paragraph-properties fo:line-height="115%" fo:text-align="start" style:justify-single-word="false"/>
      <style:text-properties style:font-name="微軟正黑體" fo:font-size="10.25pt" officeooo:rsid="001e3d71" officeooo:paragraph-rsid="0059d620" style:font-name-asian="微軟正黑體" style:font-size-asian="9pt" style:font-size-complex="10.25pt"/>
    </style:style>
    <style:style style:name="P48" style:family="paragraph" style:parent-style-name="Standard">
      <style:paragraph-properties fo:line-height="115%" fo:text-align="start" style:justify-single-word="false"/>
      <style:text-properties style:font-name="微軟正黑體" fo:font-size="10.25pt" officeooo:rsid="00c3e54b" officeooo:paragraph-rsid="0059d620" style:font-name-asian="微軟正黑體" style:font-size-asian="9pt" style:font-size-complex="10.25pt"/>
    </style:style>
    <style:style style:name="P49" style:family="paragraph" style:parent-style-name="Standard">
      <style:paragraph-properties fo:line-height="115%" fo:text-align="center" style:justify-single-word="false"/>
      <style:text-properties style:font-name="微軟正黑體" fo:font-size="10.25pt" officeooo:rsid="00c3e54b" officeooo:paragraph-rsid="0103c668" style:font-name-asian="微軟正黑體" style:font-size-asian="9pt" style:font-size-complex="10.25pt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微軟正黑體" fo:font-size="8pt" officeooo:paragraph-rsid="00544e52" style:font-name-asian="微軟正黑體" style:font-size-asian="8pt" style:font-name-complex="Heiti TC1" style:font-size-complex="8pt"/>
    </style:style>
    <style:style style:name="P51" style:family="paragraph" style:parent-style-name="Standard">
      <style:text-properties style:font-name="微軟正黑體" officeooo:paragraph-rsid="0103c668" style:font-name-asian="微軟正黑體"/>
    </style:style>
    <style:style style:name="P5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6cm" fo:text-align="center" style:justify-single-word="false" fo:text-indent="0cm" style:auto-text-indent="false" fo:background-color="transparent" style:vertical-align="middle">
        <style:tab-stops/>
      </style:paragraph-properties>
      <style:text-properties style:font-name="微軟正黑體" fo:font-size="12pt" fo:letter-spacing="normal" fo:font-weight="normal" officeooo:rsid="00d1531a" officeooo:paragraph-rsid="0107c5dd" style:letter-kerning="false" style:font-name-asian="华文宋体" style:font-size-asian="12pt" style:font-weight-asian="normal" style:font-name-complex="Microsoft JhengHei1" style:font-size-complex="12pt" style:font-weight-complex="normal" style:text-scale="100%"/>
    </style:style>
    <style:style style:name="P53" style:family="paragraph" style:parent-style-name="Standard">
      <loext:graphic-properties draw:fill="solid" draw:fill-color="#cccccc" draw:fill-gradient-name="Gradient_20_3" draw:fill-hatch-name="hatch"/>
      <style:paragraph-properties fo:line-height="115%" fo:text-align="center" style:justify-single-word="false" fo:background-color="#cccccc"/>
      <style:text-properties fo:color="#000000" loext:opacity="100%" style:text-outline="false" style:text-line-through-style="none" style:text-line-through-type="none" style:font-name="微軟正黑體" fo:font-size="16pt" fo:font-style="normal" fo:text-shadow="none" style:text-underline-style="none" fo:font-weight="bold" officeooo:rsid="00e502d5" officeooo:paragraph-rsid="00e502d5" fo:background-color="transparent" style:font-name-asian="微軟正黑體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1" style:family="text">
      <style:text-properties fo:font-weight="bold" officeooo:rsid="00cff28c" style:font-weight-asian="bold" style:font-weight-complex="bold"/>
    </style:style>
    <style:style style:name="T2" style:family="text">
      <style:text-properties fo:font-weight="bold" officeooo:rsid="00e4c40d" style:font-weight-asian="bold" style:font-weight-complex="bold"/>
    </style:style>
    <style:style style:name="T3" style:family="text">
      <style:text-properties officeooo:rsid="00e502d5"/>
    </style:style>
    <style:style style:name="T4" style:family="text">
      <style:text-properties style:font-name="Heiti TC" fo:font-size="6pt" officeooo:rsid="00967b93" style:font-size-asian="5.25pt" style:font-size-complex="6pt"/>
    </style:style>
    <style:style style:name="T5" style:family="text">
      <style:text-properties officeooo:rsid="00967b93"/>
    </style:style>
    <style:style style:name="T6" style:family="text">
      <style:text-properties officeooo:rsid="00e50623"/>
    </style:style>
    <style:style style:name="T7" style:family="text">
      <style:text-properties officeooo:rsid="00e9159b"/>
    </style:style>
    <style:style style:name="T8" style:family="text">
      <style:text-properties officeooo:rsid="00ea54d1"/>
    </style:style>
    <style:style style:name="T9" style:family="text">
      <style:text-properties style:font-name="华文宋体"/>
    </style:style>
    <style:style style:name="T10" style:family="text">
      <style:text-properties style:font-name="华文宋体" officeooo:rsid="00744384"/>
    </style:style>
    <style:style style:name="T11" style:family="text">
      <style:text-properties style:font-name="华文宋体" fo:font-size="9pt" style:font-name-asian="华文宋体" style:font-size-complex="9pt"/>
    </style:style>
    <style:style style:name="T12" style:family="text">
      <style:text-properties style:font-name="华文宋体" fo:font-size="9pt" officeooo:rsid="00a670c2" style:font-name-asian="华文宋体" style:font-size-complex="9pt"/>
    </style:style>
    <style:style style:name="T13" style:family="text">
      <style:text-properties style:font-name="华文宋体" fo:font-size="9pt" officeooo:rsid="0060ca62" style:font-name-asian="华文宋体" style:font-size-asian="9pt" style:font-size-complex="9pt"/>
    </style:style>
    <style:style style:name="T14" style:family="text">
      <style:text-properties style:font-name="华文宋体" fo:font-size="16pt" fo:font-weight="bold" officeooo:rsid="00e4c40d" style:font-name-asian="华文宋体" style:font-size-asian="16pt" style:font-weight-asian="bold" style:font-size-complex="16pt" style:font-weight-complex="bold"/>
    </style:style>
    <style:style style:name="T15" style:family="text">
      <style:text-properties style:font-name="华文宋体" fo:font-weight="bold" officeooo:rsid="00e4c40d" style:font-name-asian="华文宋体" style:font-weight-asian="bold" style:font-weight-complex="bold"/>
    </style:style>
    <style:style style:name="T16" style:family="text">
      <style:text-properties officeooo:rsid="00e76b90"/>
    </style:style>
    <style:style style:name="T17" style:family="text">
      <style:text-properties officeooo:rsid="00c07489"/>
    </style:style>
    <style:style style:name="T18" style:family="text">
      <style:text-properties fo:font-size="10.5pt" fo:font-weight="bold" officeooo:rsid="00e4c40d" style:font-size-asian="10.5pt" style:font-weight-asian="bold" style:font-size-complex="10.5pt" style:font-weight-complex="bold"/>
    </style:style>
    <style:style style:name="T19" style:family="text">
      <style:text-properties fo:font-size="10.5pt" officeooo:rsid="00e4c40d" style:font-size-asian="10.5pt" style:font-size-complex="10.5pt"/>
    </style:style>
    <style:style style:name="T20" style:family="text">
      <style:text-properties fo:font-size="10.5pt" officeooo:rsid="00e502d5" style:font-size-asian="10.5pt" style:font-size-complex="10.5pt"/>
    </style:style>
    <style:style style:name="T21" style:family="text">
      <style:text-properties officeooo:rsid="0059c700"/>
    </style:style>
    <style:style style:name="T22" style:family="text">
      <style:text-properties fo:font-size="6pt" officeooo:rsid="00967b93" style:font-size-asian="5.25pt" style:font-size-complex="6pt"/>
    </style:style>
    <style:style style:name="T23" style:family="text">
      <style:text-properties fo:font-size="9pt" style:font-size-complex="9pt"/>
    </style:style>
    <style:style style:name="T24" style:family="text">
      <style:text-properties fo:font-size="9pt" officeooo:rsid="00a670c2" style:font-size-complex="9pt"/>
    </style:style>
    <style:style style:name="T25" style:family="text">
      <style:text-properties fo:font-size="9pt" officeooo:rsid="0060ca62" style:font-size-asian="9pt" style:font-size-complex="9pt"/>
    </style:style>
    <style:style style:name="T26" style:family="text">
      <style:text-properties officeooo:rsid="00744384"/>
    </style:style>
    <style:style style:name="T27" style:family="text">
      <style:text-properties style:font-name="微軟正黑體" fo:font-size="9pt" style:font-name-asian="微軟正黑體" style:font-size-complex="9pt"/>
    </style:style>
    <style:style style:name="T28" style:family="text">
      <style:text-properties style:font-name="微軟正黑體" fo:font-size="9pt" officeooo:rsid="00a670c2" style:font-name-asian="微軟正黑體" style:font-size-complex="9pt"/>
    </style:style>
    <style:style style:name="T29" style:family="text">
      <style:text-properties style:font-name="微軟正黑體" fo:font-size="9pt" officeooo:rsid="0060ca62" style:font-name-asian="微軟正黑體" style:font-size-asian="9pt" style:font-size-complex="9pt"/>
    </style:style>
    <style:style style:name="T30" style:family="text">
      <style:text-properties officeooo:rsid="0108a83f"/>
    </style:style>
    <style:style style:name="T31" style:family="text">
      <style:text-properties officeooo:rsid="00e4c40d"/>
    </style:style>
    <style:style style:name="T32" style:family="text">
      <style:text-properties fo:font-size="10pt" officeooo:rsid="00e4c40d" style:font-size-asian="10pt" style:font-size-complex="10pt"/>
    </style:style>
    <style:style style:name="T33" style:family="text">
      <style:text-properties fo:font-size="10pt" fo:font-weight="bold" officeooo:rsid="00e4c40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廠商名稱" text:name="py3o.o.partner_id.name"/>
        <text:user-field-decl office:value-type="string" office:string-value="採購單號" text:name="py3o.o.name"/>
        <text:user-field-decl office:value-type="string" office:string-value="客戶連絡人" text:name="py3o.o.contact_id.name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內容說明" text:name="py3o.l.bf_sitem_desc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幣別" text:name="py3o.data.symbol"/>
        <text:user-field-decl office:value-type="string" office:string-value="保固服務條款" text:name="py3o.data.warrantyservicename"/>
        <text:user-field-decl office:value-type="string" office:string-value="單價" text:name="py3o.l.bf_sitem_price"/>
        <text:user-field-decl office:value-type="string" office:string-value="小計" text:name="py3o.l.bf_sitem_subtot"/>
        <text:user-field-decl office:value-type="string" office:string-value="合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優惠總價" text:name="py3o.o.bf_discount_amount"/>
        <text:user-field-decl office:value-type="string" office:string-value="備註" text:name="py3o.o.bf_neweb_memo"/>
        <text:user-field-decl office:value-type="string" office:string-value="機種-機型-料號" text:name="py3o.l.bf_sitem_modeltype"/>
        <text:user-field-decl office:value-type="string" office:string-value="客戶地址" text:name="py3o.o.bf_contact_id.street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採購日期" text:name="py3o.o.bf_date_order"/>
        <text:user-field-decl office:value-type="string" office:string-value="項次" text:name="py3o.l.bf_sitem_item"/>
        <text:user-field-decl office:value-type="string" office:string-value="廠商連絡人" text:name="py3o.o.partner_contact.name"/>
        <text:user-field-decl office:value-type="string" office:string-value="廠商連絡電話" text:name="py3o.o.partner_id.phone"/>
        <text:user-field-decl office:value-type="string" office:string-value="廠商公司地址" text:name="py3o.o.partner_id.street"/>
        <text:user-field-decl office:value-type="string" office:string-value="廠商統編" text:name="py3o.o.partner_id.sno"/>
        <text:user-field-decl office:value-type="string" office:string-value="採購編號" text:name="py3o.o.bf_name"/>
        <text:user-field-decl office:value-type="string" office:string-value="收件人" text:name="py3o.o.bf_purchase_reciver"/>
        <text:user-field-decl office:value-type="string" office:string-value="付款條件" text:name="py3o.o.bf_pay_term"/>
        <text:user-field-decl office:value-type="string" office:string-value="交貨日期" text:name="py3o.o.bf_deliver_date"/>
        <text:user-field-decl office:value-type="string" office:string-value="項次" text:name="py3o.l.bf_pitem_item"/>
        <text:user-field-decl office:value-type="string" office:string-value="機種" text:name="py3o.l.bf_pitem_model_type"/>
        <text:user-field-decl office:value-type="string" office:string-value="說明" text:name="py3o.l.bf_pitem_desc"/>
        <text:user-field-decl office:value-type="string" office:string-value="保固期限" text:name="py3o.l.bf_pitem_warranty"/>
        <text:user-field-decl office:value-type="string" office:string-value="數量" text:name="py3o.l.bf_pitem_num"/>
        <text:user-field-decl office:value-type="string" office:string-value="單價" text:name="py3o.l.bf_pitem_price"/>
        <text:user-field-decl office:value-type="string" office:string-value="小計" text:name="py3o.l.bf_pitem_sum"/>
        <text:user-field-decl office:value-type="string" office:string-value="專案編號" text:name="py3o.l.bf_PID"/>
        <text:user-field-decl office:value-type="string" office:string-value="合計" text:name="py3o.o.bf_pitem_untax"/>
        <text:user-field-decl office:value-type="string" office:string-value="稅金" text:name="py3o.o.bf_pitem_tax"/>
        <text:user-field-decl office:value-type="string" office:string-value="總計" text:name="py3o.o.bf_pitem_amounttot"/>
        <text:user-field-decl office:value-type="string" office:string-value="地址類別" text:name="py3o.o.bf_purchase_loc"/>
        <text:user-field-decl office:value-type="string" office:string-value="公司名稱" text:name="py3o.o.bf_purchase_company"/>
        <text:user-field-decl office:value-type="string" office:string-value="寄送電話" text:name="py3o.o.bf_deliver_phone"/>
        <text:user-field-decl office:value-type="string" office:string-value="交貨地址" text:name="py3o.o.bf_purchase_deliver"/>
        <text:user-field-decl office:value-type="string" office:string-value="收件類別" text:name="py3o.o.bf_pur_rec_type_t"/>
        <text:user-field-decl office:value-type="string" office:string-value="付款說明" text:name="py3o.o.bf_payment_desc"/>
        <text:user-field-decl office:value-type="string" office:string-value="備註" text:name="py3o.o.bf_purchase_memo"/>
        <text:user-field-decl office:value-type="string" office:string-value="其他說明" text:name="py3o.o.bf_purchase_othernote"/>
        <text:user-field-decl office:value-type="string" office:string-value="說明" text:name="py3o.l.bf_pitem_spec"/>
        <text:user-field-decl office:value-type="string" office:string-value="專案編號" text:name="py3o.o.bf_PID"/>
        <text:user-field-decl office:value-type="string" office:string-value="幣別" text:name="py3o.o.currency_id.symbol"/>
        <text:user-field-decl office:value-type="string" office:string-value="廠商統編" text:name="py3o.o.partner_id.vat"/>
        <text:user-field-decl office:value-type="string" office:string-value="廠商傳真" text:name="py3o.o.partner_id.fax"/>
        <text:user-field-decl office:value-type="string" office:string-value="採購單號" text:name="py3o.o.bf_ename"/>
        <text:user-field-decl office:value-type="string" office:string-value="廠商聯絡人" text:name="py3o.o.bf_ccontact"/>
        <text:user-field-decl office:value-type="string" office:string-value="廠商連絡電話" text:name="py3o.o.bf_cphone"/>
        <text:user-field-decl office:value-type="string" office:string-value="廠商傳真" text:name="py3o.o.bf_cfax"/>
        <text:user-field-decl office:value-type="string" office:string-value="報價日期" text:name="py3o.o.date_order1"/>
        <text:user-field-decl office:value-type="string" office:string-value="廠商名稱" text:name="py3o.o.bf_partner_id.bf_name"/>
        <text:user-field-decl office:value-type="string" office:string-value="報價日期" text:name="py3o.o.bf_date_order1"/>
        <text:user-field-decl office:value-type="string" office:string-value="幣別" text:name="py3o.o.bf_currency_id.bf_symbol"/>
      </text:user-field-decls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53">ORDER LIST</text:p>
          </table:table-cell>
        </table:table-row>
      </table:table>
      <text:p text:style-name="P4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><text:span text:style-name="T8">S</text:span><text:span text:style-name="T6">eller <text:s/>: <text:s/></text:span><text:span text:style-name="T6"><text:user-field-get text:name="py3o.o.bf_partner_id.bf_name">廠商名稱</text:user-field-get></text:span></text:p>
          </table:table-cell>
          <table:table-cell table:style-name="Table1.A1" office:value-type="string">
            <text:p text:style-name="P40"><text:span text:style-name="T6">P/O No : </text:span><text:user-field-get text:name="py3o.o.bf_ename">採購單號</text:user-field-get></text:p>
          </table:table-cell>
        </table:table-row>
        <table:table-row table:style-name="TableLine1315335391312">
          <table:table-cell table:style-name="Table1.A1" office:value-type="string">
            <text:p text:style-name="P40"><text:span text:style-name="T6">ATTN <text:s/>: </text:span><text:user-field-get text:name="py3o.o.bf_ccontact">廠商聯絡人</text:user-field-get></text:p>
          </table:table-cell>
          <table:table-cell table:style-name="Table1.A1" office:value-type="string">
            <text:p text:style-name="P41">Date <text:s text:c="5"/>: <text:user-field-get text:name="py3o.o.bf_date_order1">報價日期</text:user-field-get></text:p>
          </table:table-cell>
        </table:table-row>
        <table:table-row table:style-name="TableLine1315335386960">
          <table:table-cell table:style-name="Table1.A1" office:value-type="string">
            <text:p text:style-name="P40"><text:span text:style-name="T6">TEL</text:span> <text:s text:c="5"/>: <text:user-field-get text:name="py3o.o.bf_cphone">廠商連絡電話</text:user-field-get></text:p>
          </table:table-cell>
          <table:table-cell table:style-name="Table1.A1" office:value-type="string">
            <text:p text:style-name="P40"/>
          </table:table-cell>
        </table:table-row>
        <table:table-row table:style-name="TableLine1315335387232">
          <table:table-cell table:style-name="Table1.A1" office:value-type="string">
            <text:p text:style-name="P40"><text:span text:style-name="T6">FAX <text:s text:c="4"/>: </text:span><text:user-field-get text:name="py3o.o.bf_cfax">廠商傳真</text:user-field-get></text:p>
          </table:table-cell>
          <table:table-cell table:style-name="Table1.A1" office:value-type="string">
            <text:p text:style-name="P40"/>
          </table:table-cell>
        </table:table-row>
      </table:table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315335391856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5">MDL / FC</text:p>
          </table:table-cell>
          <table:table-cell table:style-name="Table5.A1" office:value-type="string">
            <text:p text:style-name="P6">Descriptions</text:p>
          </table:table-cell>
          <table:table-cell table:style-name="Table5.A1" office:value-type="string">
            <text:p text:style-name="P6">Qty</text:p>
          </table:table-cell>
          <table:table-cell table:style-name="Table5.A1" office:value-type="string">
            <text:p text:style-name="P6">Unit Price</text:p>
          </table:table-cell>
          <table:table-cell table:style-name="Table5.F1" office:value-type="string">
            <text:p text:style-name="P6">Amount</text:p>
          </table:table-cell>
        </table:table-row>
        <table:table-row table:style-name="Table5.2">
          <table:table-cell table:style-name="Table5.A4" table:number-columns-spanned="6" office:value-type="string">
            <text:p text:style-name="P2"><text:a xlink:type="simple" xlink:href="py3o://for=%22l%20in%20o.display_line%22" text:style-name="Internet_20_link" text:visited-style-name="Visited_20_Internet_20_Link"><text:span text:style-name="T28">for="l in o.display_line"</text:span></text:a><text:span text:style-name="T27"> <text:s text:c="203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9"><text:user-field-get text:name="py3o.l.bf_pitem_item">項次</text:user-field-get></text:p>
          </table:table-cell>
          <table:table-cell table:style-name="Table5.A3" office:value-type="string">
            <text:p text:style-name="P10"><text:user-field-get text:name="py3o.l.bf_pitem_model_type">機種</text:user-field-get></text:p>
          </table:table-cell>
          <table:table-cell table:style-name="Table5.A3" office:value-type="string">
            <text:p text:style-name="P10"><text:user-field-get text:name="py3o.l.bf_pitem_spec">說明</text:user-field-get></text:p>
          </table:table-cell>
          <table:table-cell table:style-name="Table5.A3" office:value-type="string">
            <text:p text:style-name="P9"><text:user-field-get text:name="py3o.l.bf_pitem_num">數量</text:user-field-get><text:s/></text:p>
          </table:table-cell>
          <table:table-cell table:style-name="Table5.A3" office:value-type="string">
            <text:p text:style-name="P11"><text:user-field-get text:name="py3o.l.bf_pitem_price">單價</text:user-field-get></text:p>
          </table:table-cell>
          <table:table-cell table:style-name="Table5.F3" office:value-type="string">
            <text:p text:style-name="P12"><text:user-field-get text:name="py3o.l.bf_pitem_sum">小計</text:user-field-get></text:p>
          </table:table-cell>
        </table:table-row>
        <table:table-row table:style-name="TableLine1315335411712">
          <table:table-cell table:style-name="Table5.A4" table:number-columns-spanned="6" office:value-type="string">
            <text:p text:style-name="P3"><text:a xlink:type="simple" xlink:href="py3o:///for" text:style-name="Internet_20_link" text:visited-style-name="Visited_20_Internet_20_Link"><text:span text:style-name="T29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F1" table:number-columns-spanned="4" office:value-type="string">
            <text:p text:style-name="P7">1.PID: <text:span text:style-name="T21"><text:user-field-get text:name="py3o.o.bf_PID">專案編號</text:user-field-get></text:span></text:p>
          </table:table-cell>
          <table:covered-table-cell/>
          <table:covered-table-cell/>
          <table:covered-table-cell/>
          <table:table-cell table:style-name="Table5.A3" office:value-type="string">
            <text:p text:style-name="P8">Total <text:s/>Price</text:p>
          </table:table-cell>
          <table:table-cell table:style-name="Table5.F3" office:value-type="string">
            <text:p text:style-name="P13"><text:s/><text:user-field-get text:name="py3o.o.bf_pitem_amounttot">總計</text:user-field-get></text:p>
          </table:table-cell>
        </table:table-row>
      </table:table>
      <text:p text:style-name="P4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<text:span text:style-name="T16">1.Total Invoice Amount is :</text:span> <text:s text:c="3"/></text:p>
          </table:table-cell>
          <table:table-cell table:style-name="Table3.A1" office:value-type="string">
            <text:p text:style-name="P21"><text:s text:c="2"/><text:user-field-get text:name="py3o.o.bf_currency_id.bf_symbol">幣別</text:user-field-get><text:span text:style-name="T26"><text:s/></text:span><text:span text:style-name="T26"><text:user-field-get text:name="py3o.o.bf_pitem_amounttot">總計</text:user-field-get></text:span></text:p>
          </table:table-cell>
        </table:table-row>
      </table:table>
      <text:p text:style-name="P50"><text:s text:c="17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2.Warranty</text:p>
          </table:table-cell>
          <table:table-cell table:style-name="Table2.A1" office:value-type="string">
            <text:p text:style-name="P14">: All goods have 3 months warranty.</text:p>
          </table:table-cell>
        </table:table-row>
        <table:table-row table:style-name="Table2.2">
          <table:table-cell table:style-name="Table2.A4" office:value-type="string">
            <text:p text:style-name="P23"><text:span text:style-name="T16">3.</text:span><text:span text:style-name="T30">P</text:span><text:span text:style-name="T16">ayment</text:span></text:p>
          </table:table-cell>
          <table:table-cell table:style-name="Table2.B4" office:value-type="string">
            <text:p text:style-name="P18"><text:span text:style-name="T16">: By T/T 30 days after received your goods.</text:span> </text:p>
          </table:table-cell>
        </table:table-row>
        <table:table-row table:style-name="Table2.2">
          <table:table-cell table:style-name="Table2.A4" office:value-type="string">
            <text:p text:style-name="P23"><text:span text:style-name="T16">4.</text:span><text:span text:style-name="T30">C</text:span><text:span text:style-name="T16">omment</text:span></text:p>
          </table:table-cell>
          <table:table-cell table:style-name="Table2.B4" office:value-type="string">
            <text:p text:style-name="P19">: </text:p>
          </table:table-cell>
        </table:table-row>
        <table:table-row table:style-name="Table2.2">
          <table:table-cell table:style-name="Table2.A4" office:value-type="string">
            <text:p text:style-name="P15"><text:s text:c="2"/></text:p>
          </table:table-cell>
          <table:table-cell table:style-name="Table2.B4" office:value-type="string">
            <text:p text:style-name="P18"/>
          </table:table-cell>
        </table:table-row>
        <table:table-row table:style-name="Table2.2">
          <table:table-cell table:style-name="Table2.A5" table:number-columns-spanned="2" office:value-type="string">
            <text:p text:style-name="P16"><text:span text:style-name="T7"><text:s text:c="2"/>Very truly yours</text:span> <text:s text:c="2"/></text:p>
            <text:p text:style-name="P17"><text:s text:c="2"/>Neweb Information Co., Ltd.</text:p>
            <text:p text:style-name="P17"><text:s text:c="2"/>Annie Lee</text:p>
          </table:table-cell>
          <table:covered-table-cell/>
        </table:table-row>
      </table:table>
      <text:p text:style-name="P47"><text:s text:c="23"/></text:p>
      <text:p text:style-name="P4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2">Seller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5">Buyer</text:p>
          </table:table-cell>
          <table:table-cell table:style-name="Table6.A1" office:value-type="string">
            <text:p text:style-name="P27"/>
          </table:table-cell>
        </table:table-row>
        <table:table-row table:style-name="TableLine1315335397568">
          <table:table-cell table:style-name="Table6.A1" office:value-type="string">
            <text:p text:style-name="P43">=============== <text:s/></text:p>
          </table:table-cell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P43">===============</text:p>
          </table:table-cell>
          <table:table-cell table:style-name="Table6.A1" office:value-type="string">
            <text:p text:style-name="P49"/>
          </table:table-cell>
        </table:table-row>
        <table:table-row table:style-name="TableLine1315335398928"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8"/>
          </table:table-cell>
        </table:table-row>
      </table:table>
      <text:p text:style-name="P51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2" style:family="table" style:master-page-name="">
      <style:table-properties style:width="18.992cm" style:page-number="auto" fo:break-before="column" table:align="left"/>
    </style:style>
    <style:style style:name="表格2.A" style:family="table-column">
      <style:table-column-properties style:column-width="18.992cm"/>
    </style:style>
    <style:style style:name="表格2.A1" style:family="table-cell">
      <style:table-cell-properties style:vertical-align="middle" fo:padding="0cm" fo:border="none" style:writing-mode="page"/>
    </style:style>
    <style:style style:name="表格2.2" style:family="table-row">
      <style:table-row-properties style:min-row-height="0.658cm"/>
    </style:style>
    <style:style style:name="表格2.A2" style:family="table-cell">
      <style:table-cell-properties style:vertical-align="bottom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107c5dd"/>
    </style:style>
    <style:style style:name="MP2" style:family="paragraph" style:parent-style-name="Standard">
      <style:paragraph-properties fo:margin-top="0cm" fo:margin-bottom="0cm" style:contextual-spacing="false" fo:line-height="0.101cm"/>
      <style:text-properties officeooo:paragraph-rsid="0107c5dd"/>
    </style:style>
    <style:style style:name="MP3" style:family="paragraph" style:parent-style-name="Footer">
      <style:paragraph-properties fo:text-align="center" style:justify-single-word="false"/>
      <style:text-properties style:font-name="微軟正黑體" fo:font-size="6pt" officeooo:paragraph-rsid="0107c5dd" style:font-name-asian="微軟正黑體" style:font-size-asian="6pt" style:font-size-complex="6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107c5dd" style:font-name-asian="微軟正黑體" style:font-size-asian="18pt" style:font-name-complex="Microsoft JhengHei1" style:font-size-complex="18pt" style:text-scale="100%"/>
    </style:style>
    <style:style style:name="MP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6cm" fo:text-align="center" style:justify-single-word="false" fo:text-indent="0cm" style:auto-text-indent="false" fo:background-color="transparent" style:vertical-align="middle">
        <style:tab-stops/>
      </style:paragraph-properties>
      <style:text-properties style:font-name="微軟正黑體" fo:font-size="12pt" fo:letter-spacing="normal" fo:font-weight="normal" officeooo:rsid="00d1531a" officeooo:paragraph-rsid="0107c5dd" style:letter-kerning="false" style:font-name-asian="华文宋体" style:font-size-asian="12pt" style:font-weight-asian="normal" style:font-name-complex="Microsoft JhengHei1" style:font-size-complex="12pt" style:font-weight-complex="normal" style:text-scale="100%"/>
    </style:style>
    <style:style style:name="MP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font-weight="normal" officeooo:rsid="00d1531a" officeooo:paragraph-rsid="0107c5dd" style:font-name-asian="华文宋体" style:font-size-asian="10pt" style:font-weight-asian="normal" style:font-name-complex="Microsoft JhengHei1" style:font-size-complex="10pt" style:font-weight-complex="normal" style:text-scale="95%"/>
    </style:style>
    <style:style style:name="MT1" style:family="text">
      <style:text-properties officeooo:rsid="00967b93"/>
    </style:style>
    <style:style style:name="MT2" style:family="text">
      <style:text-properties style:font-name="华文宋体" fo:font-weight="bold" officeooo:rsid="00e4c40d" style:font-name-asian="华文宋体" style:font-weight-asian="bold" style:font-weight-complex="bold"/>
    </style:style>
    <style:style style:name="MT3" style:family="text">
      <style:text-properties fo:font-size="10pt" fo:font-weight="bold" officeooo:rsid="00e4c40d" style:font-size-asian="10pt" style:font-weight-asian="bold" style:font-size-complex="10pt" style:font-weight-complex="bold"/>
    </style:style>
    <style:style style:name="MT4" style:family="text">
      <style:text-properties officeooo:rsid="00e4c40d"/>
    </style:style>
    <style:style style:name="MT5" style:family="text">
      <style:text-properties officeooo:rsid="00e502d5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2" table:style-name="表格2">
          <table:table-column table:style-name="表格2.A"/>
          <table:table-header-rows>
            <table:table-row table:style-name="TableLine1316154833296">
              <table:table-cell table:style-name="表格2.A1" office:value-type="string">
                <text:h text:style-name="MP4" text:outline-level="2"><draw:frame draw:style-name="Mfr1" draw:name="影像2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<text:span text:style-name="MT2">Neweb Information Co., Ltd.</text:span></text:h>
              </table:table-cell>
            </table:table-row>
            <table:table-row table:style-name="表格2.2">
              <table:table-cell table:style-name="表格2.A2" office:value-type="string">
                <text:p text:style-name="MP5"><text:span text:style-name="MT3">2F,No.42,Xingzhong Rd,Neihu Dist,Taipei City 114,Taiwan,(R.O.C.)</text:span></text:p>
              </table:table-cell>
            </table:table-row>
            <table:table-row table:style-name="TableLine1316154833568">
              <table:table-cell table:style-name="表格2.A1" office:value-type="string">
                <text:p text:style-name="MP6"><text:span text:style-name="MT4">T</text:span><text:span text:style-name="MT5">EL</text:span><text:span text:style-name="MT4">:</text:span><text:span text:style-name="MT5">+886-2-27956660</text:span></text:p>
              </table:table-cell>
            </table:table-row>
          </table:table-header-rows>
          <table:table-row table:style-name="TableLine1316154835744">
            <table:table-cell table:style-name="表格2.A1" office:value-type="string">
              <text:p text:style-name="MP6">F<text:span text:style-name="MT5">AX</text:span>:<text:span text:style-name="MT5">+886-2-</text:span>27955510</text:p>
            </table:table-cell>
          </table:table-row>
        </table:table>
        <text:p text:style-name="MP2"/>
      </style:header>
      <style:footer>
        <text:p text:style-name="MP3"><text:span text:style-name="MT1">Pages：</text:span><text:span text:style-name="MT1"><text:page-number text:select-page="current">1</text:page-number></text:span><text:span text:style-name="MT1"> 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0:47:00.989780342</meta:creation-date>
    <meta:generator>LibreOffice/7.2.5.2$Windows_X86_64 LibreOffice_project/499f9727c189e6ef3471021d6132d4c694f357e5</meta:generator>
    <dc:date>2022-01-24T16:06:23.350000000</dc:date>
    <meta:editing-duration>PT10H5M23S</meta:editing-duration>
    <meta:editing-cycles>223</meta:editing-cycles>
    <meta:print-date>2021-08-18T14:59:02.829493816</meta:print-date>
    <meta:document-statistic meta:table-count="8" meta:image-count="2" meta:object-count="0" meta:page-count="1" meta:paragraph-count="50" meta:word-count="144" meta:character-count="1126" meta:non-whitespace-character-count="624"/>
  </office:meta>
</office:document-meta>
</file>